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0b35e" officeooo:paragraph-rsid="0010b35e"/>
    </style:style>
    <style:style style:name="P2" style:family="paragraph" style:parent-style-name="Text_20_body" style:list-style-name="L1">
      <style:text-properties fo:language="en" fo:country="US" officeooo:rsid="00148b7d" officeooo:paragraph-rsid="00148b7d"/>
    </style:style>
    <style:style style:name="P3" style:family="paragraph" style:parent-style-name="Text_20_body" style:list-style-name="L2">
      <style:text-properties officeooo:rsid="001520dd" officeooo:paragraph-rsid="001520dd"/>
    </style:style>
    <style:style style:name="P4" style:family="paragraph" style:parent-style-name="Text_20_body" style:list-style-name="L3">
      <style:text-properties officeooo:rsid="001520dd" officeooo:paragraph-rsid="001520dd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rsid="00165c66" officeooo:paragraph-rsid="00165c66"/>
    </style:style>
    <style:style style:name="P10" style:family="paragraph" style:parent-style-name="Title">
      <style:text-properties fo:language="en" fo:country="US" officeooo:rsid="0010b35e" officeooo:paragraph-rsid="0010b35e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 officeooo:paragraph-rsid="00148b7d"/>
    </style:style>
    <style:style style:name="P13" style:family="paragraph" style:parent-style-name="Contents_20_1">
      <style:paragraph-properties>
        <style:tab-stops>
          <style:tab-stop style:position="6.9272in" style:type="right" style:leader-style="dotted" style:leader-text="."/>
        </style:tab-stops>
      </style:paragraph-properties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font-name="Liberation Serif1" fo:font-weight="normal" style:font-weight-asian="normal" style:font-weight-complex="normal"/>
    </style:style>
    <style:style style:name="T5" style:family="text">
      <style:text-properties style:font-name="Liberation Serif1" fo:font-weight="normal" officeooo:rsid="001520dd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L MATH REVIEW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143_261852550" text:style-name="Index_20_Link" text:visited-style-name="Index_20_Link">1. QUADRATICS<text:tab/>2</text:a></text:p>
          <text:p text:style-name="P13"><text:a xlink:type="simple" xlink:href="#__RefHeading__145_261852550" text:style-name="Index_20_Link" text:visited-style-name="Index_20_Link">2. FUNCTIONS<text:tab/>2</text:a></text:p>
          <text:p text:style-name="P13"><text:a xlink:type="simple" xlink:href="#__RefHeading__147_261852550" text:style-name="Index_20_Link" text:visited-style-name="Index_20_Link">3. EXPONENTIALS<text:tab/>3</text:a></text:p>
          <text:p text:style-name="P13"><text:a xlink:type="simple" xlink:href="#__RefHeading__149_261852550" text:style-name="Index_20_Link" text:visited-style-name="Index_20_Link">4. LOGARITHMS<text:tab/>3</text:a></text:p>
          <text:p text:style-name="P13"><text:a xlink:type="simple" xlink:href="#__RefHeading__151_261852550" text:style-name="Index_20_Link" text:visited-style-name="Index_20_Link">5. TRANSFORMING FUNCTIONS<text:tab/>3</text:a></text:p>
          <text:p text:style-name="P13"><text:a xlink:type="simple" xlink:href="#__RefHeading__153_261852550" text:style-name="Index_20_Link" text:visited-style-name="Index_20_Link">6. COMPLEX NUMBERS AND POLYNOMIALS<text:tab/>3</text:a></text:p>
          <text:p text:style-name="P13"><text:a xlink:type="simple" xlink:href="#__RefHeading__155_261852550" text:style-name="Index_20_Link" text:visited-style-name="Index_20_Link">7. SEQUENCES AND SERIES<text:tab/>4</text:a></text:p>
          <text:p text:style-name="P13"><text:a xlink:type="simple" xlink:href="#__RefHeading__157_261852550" text:style-name="Index_20_Link" text:visited-style-name="Index_20_Link">8. COUNTING AND THE BINOMIAL EXPANSION<text:tab/>4</text:a></text:p>
          <text:p text:style-name="P13"><text:a xlink:type="simple" xlink:href="#__RefHeading__159_261852550" text:style-name="Index_20_Link" text:visited-style-name="Index_20_Link">9. MATHEMATICAL INDUCITON<text:tab/>4</text:a></text:p>
          <text:p text:style-name="P13"><text:a xlink:type="simple" xlink:href="#__RefHeading__161_261852550" text:style-name="Index_20_Link" text:visited-style-name="Index_20_Link">10. THE UNIT CIRCLE AND RADIAN MEASURE<text:tab/>4</text:a></text:p>
          <text:p text:style-name="P13"><text:a xlink:type="simple" xlink:href="#__RefHeading__163_261852550" text:style-name="Index_20_Link" text:visited-style-name="Index_20_Link">11. NON-RIGHT ANGLED TRIANGLE TRIGONOMETRY<text:tab/>4</text:a></text:p>
          <text:p text:style-name="P13"><text:a xlink:type="simple" xlink:href="#__RefHeading__165_261852550" text:style-name="Index_20_Link" text:visited-style-name="Index_20_Link">12. TRIGONOMETRIC FUNCITONS<text:tab/>4</text:a></text:p>
          <text:p text:style-name="P13"><text:a xlink:type="simple" xlink:href="#__RefHeading__167_261852550" text:style-name="Index_20_Link" text:visited-style-name="Index_20_Link">13. TRIGONOMETRIC EQUATIONS AND IDENTITIES<text:tab/>4</text:a></text:p>
          <text:p text:style-name="P13"><text:a xlink:type="simple" xlink:href="#__RefHeading__169_261852550" text:style-name="Index_20_Link" text:visited-style-name="Index_20_Link">14. VECTORS<text:tab/>4</text:a></text:p>
          <text:p text:style-name="P13"><text:a xlink:type="simple" xlink:href="#__RefHeading__171_261852550" text:style-name="Index_20_Link" text:visited-style-name="Index_20_Link">15. VECTOR APPLICATIONS<text:tab/>4</text:a></text:p>
          <text:p text:style-name="P13"><text:a xlink:type="simple" xlink:href="#__RefHeading__173_261852550" text:style-name="Index_20_Link" text:visited-style-name="Index_20_Link">16. COMPLEX NUMBERS<text:tab/>4</text:a></text:p>
          <text:p text:style-name="P13"><text:a xlink:type="simple" xlink:href="#__RefHeading__175_261852550" text:style-name="Index_20_Link" text:visited-style-name="Index_20_Link">17. INTRODUCITON TO DIFFERENTIAL CALCULUS<text:tab/>4</text:a></text:p>
          <text:p text:style-name="P13"><text:a xlink:type="simple" xlink:href="#__RefHeading__177_261852550" text:style-name="Index_20_Link" text:visited-style-name="Index_20_Link">18. RULES OF DIFFERENTIATION<text:tab/>4</text:a></text:p>
          <text:p text:style-name="P13"><text:a xlink:type="simple" xlink:href="#__RefHeading__179_261852550" text:style-name="Index_20_Link" text:visited-style-name="Index_20_Link">19. PROPERTIES OF CURVES<text:tab/>4</text:a></text:p>
          <text:p text:style-name="P13"><text:a xlink:type="simple" xlink:href="#__RefHeading__181_261852550" text:style-name="Index_20_Link" text:visited-style-name="Index_20_Link">20. APPLICAITONS OF DIFFERENTIAL CALCULUS<text:tab/>4</text:a></text:p>
          <text:p text:style-name="P13"><text:a xlink:type="simple" xlink:href="#__RefHeading__183_261852550" text:style-name="Index_20_Link" text:visited-style-name="Index_20_Link">21. INTEGRATION<text:tab/>5</text:a></text:p>
          <text:p text:style-name="P13"><text:a xlink:type="simple" xlink:href="#__RefHeading__185_261852550" text:style-name="Index_20_Link" text:visited-style-name="Index_20_Link">22. APPLICATIONS OF INTEGRATION<text:tab/>5</text:a></text:p>
          <text:p text:style-name="P13"><text:a xlink:type="simple" xlink:href="#__RefHeading__187_261852550" text:style-name="Index_20_Link" text:visited-style-name="Index_20_Link">23. DESCRIPTIVE STATISTICS<text:tab/>5</text:a></text:p>
          <text:p text:style-name="P13"><text:a xlink:type="simple" xlink:href="#__RefHeading__189_261852550" text:style-name="Index_20_Link" text:visited-style-name="Index_20_Link">24. PROBABLITIY<text:tab/>5</text:a></text:p>
          <text:p text:style-name="P13"><text:a xlink:type="simple" xlink:href="#__RefHeading__191_261852550" text:style-name="Index_20_Link" text:visited-style-name="Index_20_Link">25. DISCRETE RANDOM VARIABLES<text:tab/>5</text:a></text:p>
          <text:p text:style-name="P13"><text:a xlink:type="simple" xlink:href="#__RefHeading__193_261852550" text:style-name="Index_20_Link" text:visited-style-name="Index_20_Link">26. CONTINUOUS RANDOM VARIABLES<text:tab/>5</text:a></text:p>
          <text:p text:style-name="P13"><text:a xlink:type="simple" xlink:href="#__RefHeading__195_261852550" text:style-name="Index_20_Link" text:visited-style-name="Index_20_Link">27. MISCELLANEOUS QUESTIONS<text:tab/>5</text:a></text:p>
        </text:index-body>
      </text:table-of-content>
      <text:p text:style-name="P1"/>
      <text:h text:style-name="P12" text:outline-level="1"><text:bookmark-start text:name="__RefHeading__143_261852550"/>1. QUADRATICS<text:bookmark-end text:name="__RefHeading__143_261852550"/></text:h>
      <text:list xml:id="list5749004138581651559" text:style-name="L1">
        <text:list-item>
          <text:p text:style-name="P2">If ab = 0 then a = 0 or b = 0</text:p>
        </text:list-item>
        <text:list-item>
          <text:p text:style-name="P2">The <text:span text:style-name="T1">roots</text:span><text:span text:style-name="T2"> or </text:span><text:span text:style-name="T1">solutions</text:span><text:span text:style-name="T2"> of </text:span><text:span text:style-name="T2"><draw:frame draw:style-name="fr1" draw:name="Object1" text:anchor-type="as-char" svg:y="-0.172in" svg:width="1.002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are the values of x which satisfy the equation, or make it true</text:span></text:p>
        </text:list-item>
        <text:list-item>
          <text:p text:style-name="P2"><text:span text:style-name="T2">If </text:span><text:span text:style-name="T2"><draw:frame draw:style-name="fr1" draw:name="Object2" text:anchor-type="as-char" svg:y="-0.172in" svg:width="1.002in" svg:height="0.20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, then </text:span><text:span text:style-name="T2"><draw:frame draw:style-name="fr1" draw:name="Object3" text:anchor-type="as-char" svg:y="-0.2839in" svg:width="1.3508in" svg:height="0.433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2"><text:span text:style-name="T2">If</text:span><text:span text:style-name="T4"><draw:frame draw:style-name="fr1" draw:name="Object4" text:anchor-type="as-char" svg:y="-0.1728in" svg:width="0.8862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<text:list>
            <text:list-item>
              <text:p text:style-name="P2"><text:span text:style-name="T4">Δ&gt;0: two real roots</text:span><text:span text:style-name="T5">(cuts axis)</text:span></text:p>
            </text:list-item>
            <text:list-item>
              <text:p text:style-name="P2"><text:span text:style-name="T4">Δ=0: one real root</text:span><text:span text:style-name="T5">(touches axis)</text:span></text:p>
            </text:list-item>
            <text:list-item>
              <text:p text:style-name="P2"><text:span text:style-name="T4">Δ&lt;0: no real roots</text:span><text:span text:style-name="T5">(does not touch axis)</text:span></text:p>
            </text:list-item>
          </text:list>
        </text:list-item>
        <text:list-item>
          <text:p text:style-name="P2"><text:span text:style-name="T4">if </text:span><text:span text:style-name="T4"><draw:frame draw:style-name="fr1" draw:name="Object5" text:anchor-type="as-char" svg:y="-0.172in" svg:width="1.0016in" svg:height="0.2083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has roots </text:span><text:span text:style-name="T4"><draw:frame draw:style-name="fr1" draw:name="Object6" text:anchor-type="as-char" svg:y="-0.2453in" svg:width="2.3516in" svg:height="0.3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2"><text:span text:style-name="T4">a &gt; 0: concave up, a &lt;0: concave down</text:span></text:p>
        </text:list-item>
      </text:list>
      <text:h text:style-name="P11" text:outline-level="1"><text:bookmark-start text:name="__RefHeading__145_261852550"/>2. FUNCTIONS<text:bookmark-end text:name="__RefHeading__145_261852550"/></text:h>
      <text:list xml:id="list2557152289939851141" text:style-name="L2">
        <text:list-item>
          <text:p text:style-name="P3"><text:span text:style-name="T3">Functions relate two variables</text:span></text:p>
        </text:list-item>
        <text:list-item>
          <text:p text:style-name="P3"><text:span text:style-name="T3">Functions cannot have multiple output values for the same input.</text:span></text:p>
        </text:list-item>
        <text:list-item>
          <text:p text:style-name="P3"><text:span text:style-name="T3">Domain is x values</text:span></text:p>
        </text:list-item>
        <text:list-item>
          <text:p text:style-name="P3"><text:span text:style-name="T3">Range is y values</text:span></text:p>
        </text:list-item>
        <text:list-item>
          <text:p text:style-name="P3"><text:span text:style-name="T3">[inclusive] / ]exclusive[</text:span></text:p>
        </text:list-item>
        <text:list-item>
          <text:p text:style-name="P3"><text:span text:style-name="T3">A function is even if f(-x) = f(x)</text:span></text:p>
        </text:list-item>
        <text:list-item>
          <text:p text:style-name="P3"><text:span text:style-name="T3">A function is odd if f(-x) = -f(x)</text:span></text:p>
        </text:list-item>
        <text:list-item>
          <text:p text:style-name="P3"><text:span text:style-name="T3">Modulus of x = |x|</text:span></text:p>
        </text:list-item>
        <text:list-item>
          <text:p text:style-name="P3"><text:span text:style-name="T3">Reciprocal is a function of the form: </text:span><text:span text:style-name="T3"><draw:frame draw:style-name="fr1" draw:name="Object7" text:anchor-type="as-char" svg:y="-0.2437in" svg:width="0.6465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3"><text:span text:style-name="T3">Horizontal asymptotes are as x → infinity</text:span></text:p>
        </text:list-item>
        <text:list-item>
          <text:p text:style-name="P3"><text:span text:style-name="T3">Inverse functions switch the x and y, then solve</text:span></text:p>
        </text:list-item>
      </text:list>
      <text:h text:style-name="P11" text:outline-level="1"><text:bookmark-start text:name="__RefHeading__147_261852550"/><text:soft-page-break/>3. EXPONENTIALS<text:bookmark-end text:name="__RefHeading__147_261852550"/></text:h>
      <text:list xml:id="list6130709171190409655" text:style-name="L3">
        <text:list-item>
          <text:p text:style-name="P5"><text:span text:style-name="T3"><draw:frame draw:style-name="fr1" draw:name="Object8" text:anchor-type="as-char" svg:y="-0.172in" svg:width="2.1673in" svg:height="0.2201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4"><text:span text:style-name="T3">FOIL</text:span></text:p>
        </text:list-item>
        <text:list-item>
          <text:p text:style-name="P4"><text:span text:style-name="T3">When bases are the same, the exponents can be equated.</text:span></text:p>
        </text:list-item>
      </text:list>
      <text:h text:style-name="P11" text:outline-level="1"><text:bookmark-start text:name="__RefHeading__149_261852550"/>4. LOGARITHMS<text:bookmark-end text:name="__RefHeading__149_261852550"/></text:h>
      <text:list xml:id="list4437338044169918931" text:style-name="L4">
        <text:list-item>
          <text:p text:style-name="P6"><text:span text:style-name="T3"><draw:frame draw:style-name="fr1" draw:name="Object9" text:anchor-type="as-char" svg:y="-0.172in" svg:width="1.2453in" svg:height="0.233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6"><text:span text:style-name="T3"><draw:frame draw:style-name="fr1" draw:name="Object10" text:anchor-type="as-char" svg:y="-0.152in" svg:width="1.8709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6"><text:span text:style-name="T3"><draw:frame draw:style-name="fr1" draw:name="Object11" text:anchor-type="as-char" svg:y="-0.2453in" svg:width="1.8335in" svg:height="0.394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6"><text:span text:style-name="T3"><draw:frame draw:style-name="fr1" draw:name="Object12" text:anchor-type="as-char" svg:y="-0.1728in" svg:width="1.348in" svg:height="0.220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6"><text:span text:style-name="T3"><draw:frame draw:style-name="fr1" draw:name="Object13" text:anchor-type="as-char" svg:y="-0.2728in" svg:width="1.2445in" svg:height="0.451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</text:list-item>
      </text:list>
      <text:h text:style-name="P11" text:outline-level="1"><text:bookmark-start text:name="__RefHeading__151_261852550"/>5. TRANSFORMING FUNCTIONS<text:bookmark-end text:name="__RefHeading__151_261852550"/></text:h>
      <text:list xml:id="list4670544000683287930" text:style-name="L5">
        <text:list-item>
          <text:p text:style-name="P7"><text:span text:style-name="T3"><draw:frame draw:style-name="fr1" draw:name="Object14" text:anchor-type="as-char" svg:y="-0.152in" svg:width="2.1689in" svg:height="0.200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  <text:list-item>
          <text:p text:style-name="P7"><text:span text:style-name="T3"><draw:frame draw:style-name="fr1" draw:name="Object15" text:anchor-type="as-char" svg:y="-0.152in" svg:width="2.3437in" svg:height="0.200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7"><text:span text:style-name="T3"><draw:frame draw:style-name="fr1" draw:name="Object16" text:anchor-type="as-char" svg:y="-0.152in" svg:width="1.7555in" svg:height="0.200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7"><text:span text:style-name="T3"><draw:frame draw:style-name="fr1" draw:name="Object17" text:anchor-type="as-char" svg:y="-0.152in" svg:width="1.9846in" svg:height="0.200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</text:list>
      <text:h text:style-name="P11" text:outline-level="1"><text:bookmark-start text:name="__RefHeading__153_261852550"/>6. COMPLEX NUMBERS AND POLYNOMIALS<text:bookmark-end text:name="__RefHeading__153_261852550"/></text:h>
      <text:list xml:id="list1834072275349628760" text:style-name="L6">
        <text:list-item>
          <text:p text:style-name="P8"><text:span text:style-name="T3"><draw:frame draw:style-name="fr1" draw:name="Object18" text:anchor-type="as-char" svg:y="-0.1484in" svg:width="0.4165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8"><text:span text:style-name="T3"><draw:frame draw:style-name="fr1" draw:name="Object19" text:anchor-type="as-char" svg:y="-0.1484in" svg:width="2.102in" svg:height="0.1846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</text:list-item>
        <text:list-item>
          <text:p text:style-name="P9"><text:span text:style-name="T3">Polynomials are equal if they have the same degree.</text:span></text:p>
        </text:list-item>
      </text:list>
      <text:h text:style-name="P11" text:outline-level="1"><text:bookmark-start text:name="__RefHeading__155_261852550"/><text:soft-page-break/>7. SEQUENCES AND SERIES<text:bookmark-end text:name="__RefHeading__155_261852550"/></text:h>
      <text:h text:style-name="P11" text:outline-level="1"><text:bookmark-start text:name="__RefHeading__157_261852550"/>8. COUNTING AND THE BINOMIAL EXPANSION<text:bookmark-end text:name="__RefHeading__157_261852550"/></text:h>
      <text:h text:style-name="P11" text:outline-level="1"><text:bookmark-start text:name="__RefHeading__159_261852550"/>9. MATHEMATICAL INDUCITON<text:bookmark-end text:name="__RefHeading__159_261852550"/></text:h>
      <text:h text:style-name="P11" text:outline-level="1"><text:bookmark-start text:name="__RefHeading__161_261852550"/>10. THE UNIT CIRCLE AND RADIAN MEASURE<text:bookmark-end text:name="__RefHeading__161_261852550"/></text:h>
      <text:h text:style-name="P11" text:outline-level="1"><text:bookmark-start text:name="__RefHeading__163_261852550"/>11. NON-RIGHT ANGLED TRIANGLE TRIGONOMETRY<text:bookmark-end text:name="__RefHeading__163_261852550"/></text:h>
      <text:h text:style-name="P11" text:outline-level="1"><text:bookmark-start text:name="__RefHeading__165_261852550"/>12. TRIGONOMETRIC FUNCITONS<text:bookmark-end text:name="__RefHeading__165_261852550"/></text:h>
      <text:h text:style-name="P11" text:outline-level="1"><text:bookmark-start text:name="__RefHeading__167_261852550"/>13. TRIGONOMETRIC EQUATIONS AND IDENTITIES<text:bookmark-end text:name="__RefHeading__167_261852550"/></text:h>
      <text:h text:style-name="P11" text:outline-level="1"><text:bookmark-start text:name="__RefHeading__169_261852550"/>14. VECTORS<text:bookmark-end text:name="__RefHeading__169_261852550"/></text:h>
      <text:h text:style-name="P11" text:outline-level="1"><text:bookmark-start text:name="__RefHeading__171_261852550"/>15. VECTOR APPLICATIONS<text:bookmark-end text:name="__RefHeading__171_261852550"/></text:h>
      <text:h text:style-name="P11" text:outline-level="1"><text:bookmark-start text:name="__RefHeading__173_261852550"/>16. COMPLEX NUMBERS<text:bookmark-end text:name="__RefHeading__173_261852550"/></text:h>
      <text:h text:style-name="P11" text:outline-level="1"><text:bookmark-start text:name="__RefHeading__175_261852550"/>17. INTRODUCITON TO DIFFERENTIAL CALCULUS<text:bookmark-end text:name="__RefHeading__175_261852550"/></text:h>
      <text:h text:style-name="P11" text:outline-level="1"><text:bookmark-start text:name="__RefHeading__177_261852550"/>18. RULES OF DIFFERENTIATION<text:bookmark-end text:name="__RefHeading__177_261852550"/></text:h>
      <text:h text:style-name="P11" text:outline-level="1"><text:bookmark-start text:name="__RefHeading__179_261852550"/>19. PROPERTIES OF CURVES<text:bookmark-end text:name="__RefHeading__179_261852550"/></text:h>
      <text:h text:style-name="P11" text:outline-level="1"><text:bookmark-start text:name="__RefHeading__181_261852550"/>20. APPLICAITONS OF DIFFERENTIAL CALCULUS<text:bookmark-end text:name="__RefHeading__181_261852550"/></text:h>
      <text:h text:style-name="P11" text:outline-level="1"><text:bookmark-start text:name="__RefHeading__183_261852550"/><text:soft-page-break/>21. INTEGRATION<text:bookmark-end text:name="__RefHeading__183_261852550"/></text:h>
      <text:h text:style-name="P11" text:outline-level="1"><text:bookmark-start text:name="__RefHeading__185_261852550"/>22. APPLICATIONS OF INTEGRATION<text:bookmark-end text:name="__RefHeading__185_261852550"/></text:h>
      <text:h text:style-name="P11" text:outline-level="1"><text:bookmark-start text:name="__RefHeading__187_261852550"/>23. DESCRIPTIVE STATISTICS<text:bookmark-end text:name="__RefHeading__187_261852550"/></text:h>
      <text:h text:style-name="P11" text:outline-level="1"><text:bookmark-start text:name="__RefHeading__189_261852550"/>24. PROBABLITIY<text:bookmark-end text:name="__RefHeading__189_261852550"/></text:h>
      <text:h text:style-name="P11" text:outline-level="1"><text:bookmark-start text:name="__RefHeading__191_261852550"/>25. DISCRETE RANDOM VARIABLES<text:bookmark-end text:name="__RefHeading__191_261852550"/></text:h>
      <text:h text:style-name="P11" text:outline-level="1"><text:bookmark-start text:name="__RefHeading__193_261852550"/>26. CONTINUOUS RANDOM VARIABLES<text:bookmark-end text:name="__RefHeading__193_261852550"/></text:h>
      <text:h text:style-name="P11" text:outline-level="1"><text:bookmark-start text:name="__RefHeading__195_261852550"/>27. MISCELLANEOUS QUESTIONS<text:bookmark-end text:name="__RefHeading__195_26185255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7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34in" style:type="center"/>
          <style:tab-stop style:position="6.927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den </meta:initial-creator>
    <meta:creation-date>2016-05-09T18:25:02.895812101</meta:creation-date>
    <dc:date>2016-05-09T22:06:45.462246627</dc:date>
    <dc:creator>Arden </dc:creator>
    <meta:editing-duration>PT1H53M45S</meta:editing-duration>
    <meta:editing-cycles>3</meta:editing-cycles>
    <meta:generator>LibreOffice/4.2.8.2$Linux_X86_64 LibreOffice_project/420m0$Build-2</meta:generator>
    <meta:document-statistic meta:table-count="0" meta:image-count="0" meta:object-count="19" meta:page-count="5" meta:paragraph-count="92" meta:word-count="415" meta:character-count="2294" meta:non-whitespace-character-count="1991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{ 2 } + bx + c = 0</annotation>
  </semantics>
</math>
</file>

<file path=Object 10/content.xml><?xml version="1.0" encoding="utf-8"?>
<math xmlns="http://www.w3.org/1998/Math/MathML" display="block">
  <semantics>
    <mrow>
      <mi>log</mi>
      <mrow>
        <mrow>
          <mo fence="true" stretchy="false">(</mo>
          <mrow>
            <mi>A</mi>
          </mrow>
          <mo fence="true" stretchy="false">)</mo>
        </mrow>
        <mo stretchy="false">+</mo>
        <mi>log</mi>
      </mrow>
      <mrow>
        <mrow>
          <mo fence="true" stretchy="false">(</mo>
          <mrow>
            <mi>B</mi>
          </mrow>
          <mo fence="true" stretchy="false">)</mo>
        </mrow>
        <mo stretchy="false">=</mo>
        <mi>log</mi>
      </mrow>
      <mrow>
        <mo fence="true" stretchy="false">(</mo>
        <mrow>
          <mi mathvariant="italic">AB</mi>
        </mrow>
        <mo fence="true" stretchy="false">)</mo>
      </mrow>
    </mrow>
    <annotation encoding="StarMath 5.0">log( A ) + log( B ) = log( AB )</annotation>
  </semantics>
</math>
</file>

<file path=Object 11/content.xml><?xml version="1.0" encoding="utf-8"?>
<math xmlns="http://www.w3.org/1998/Math/MathML" display="block">
  <semantics>
    <mrow>
      <mi>log</mi>
      <mrow>
        <mrow>
          <mo fence="true" stretchy="false">(</mo>
          <mrow>
            <mi>A</mi>
          </mrow>
          <mo fence="true" stretchy="false">)</mo>
        </mrow>
        <mo stretchy="false">−</mo>
        <mi>log</mi>
      </mrow>
      <mrow>
        <mrow>
          <mo fence="true" stretchy="false">(</mo>
          <mrow>
            <mi>B</mi>
          </mrow>
          <mo fence="true" stretchy="false">)</mo>
        </mrow>
        <mo stretchy="false">=</mo>
        <mi>log</mi>
      </mrow>
      <mrow>
        <mo fence="true" stretchy="false">(</mo>
        <mrow>
          <mfrac>
            <mi>A</mi>
            <mi>B</mi>
          </mfrac>
        </mrow>
        <mo fence="true" stretchy="false">)</mo>
      </mrow>
    </mrow>
    <annotation encoding="StarMath 5.0">log( A ) - log( B ) = log( {A} over {B}  )</annotation>
  </semantics>
</math>
</file>

<file path=Object 12/content.xml><?xml version="1.0" encoding="utf-8"?>
<math xmlns="http://www.w3.org/1998/Math/MathML" display="block">
  <semantics>
    <mrow>
      <mi>n</mi>
      <mi>log</mi>
      <mrow>
        <mrow>
          <mo fence="true" stretchy="false">(</mo>
          <mrow>
            <mi>A</mi>
          </mrow>
          <mo fence="true" stretchy="false">)</mo>
        </mrow>
        <mo stretchy="false">=</mo>
        <mi>log</mi>
      </mrow>
      <mrow>
        <mo fence="true" stretchy="false">(</mo>
        <mrow>
          <msup>
            <mi>A</mi>
            <mi>n</mi>
          </msup>
        </mrow>
        <mo fence="true" stretchy="false">)</mo>
      </mrow>
    </mrow>
    <annotation encoding="StarMath 5.0">n log( A )= log( A^{n} )</annotation>
  </semantics>
</math>
</file>

<file path=Object 13/content.xml><?xml version="1.0" encoding="utf-8"?>
<math xmlns="http://www.w3.org/1998/Math/MathML" display="block">
  <semantics>
    <mrow>
      <msub>
        <mi>log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sub>
              <mi>log</mi>
              <mi>c</mi>
            </msub>
            <mrow>
              <mo fence="true" stretchy="false">(</mo>
              <mrow>
                <mi>a</mi>
              </mrow>
              <mo fence="true" stretchy="false">)</mo>
            </mrow>
          </mrow>
          <mrow>
            <msub>
              <mi>log</mi>
              <mi>c</mi>
            </msub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log_{ b }( a ) = { log_{c}(a) }over{ log_{c}(b) }</annotation>
  </semantics>
</math>
</file>

<file path=Object 14/content.xml><?xml version="1.0" encoding="utf-8"?>
<math xmlns="http://www.w3.org/1998/Math/MathML" display="block">
  <semantics>
    <mrow>
      <mrow>
        <mi>y</mi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i>b</mi>
      </mrow>
      <mi mathvariant="normal">:</mi>
      <mtext>vertical transaltion</mtext>
    </mrow>
    <annotation encoding="StarMath 5.0">y = f( x ) + b: "vertical transaltion"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>x</mi>
            <mo stretchy="false">+</mo>
            <mi>a</mi>
          </mrow>
        </mrow>
        <mo fence="true" stretchy="false">)</mo>
      </mrow>
      <mi mathvariant="normal">:</mi>
      <mtext>horizontal transaltion</mtext>
    </mrow>
    <annotation encoding="StarMath 5.0">y = f( x + a ): "horizontal transaltion"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 mathvariant="italic">pf</mi>
      </mrow>
      <mrow>
        <mo fence="true" stretchy="false">(</mo>
        <mrow>
          <mi>x</mi>
        </mrow>
        <mo fence="true" stretchy="false">)</mo>
      </mrow>
      <mi mathvariant="normal">:</mi>
      <mtext>vertial streach</mtext>
    </mrow>
    <annotation encoding="StarMath 5.0">y = pf( x ): "vertial streach"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 mathvariant="italic">qx</mi>
        </mrow>
        <mo fence="true" stretchy="false">)</mo>
      </mrow>
      <mi mathvariant="normal">:</mi>
      <mtext>horizontal streach</mtext>
    </mrow>
    <annotation encoding="StarMath 5.0">y = f( qx ): "horizontal streach"</annotation>
  </semantics>
</math>
</file>

<file path=Object 18/content.xml><?xml version="1.0" encoding="utf-8"?>
<math xmlns="http://www.w3.org/1998/Math/MathML" display="block">
  <semantics>
    <mrow>
      <mi>a</mi>
      <mo stretchy="false">+</mo>
      <mi mathvariant="italic">bi</mi>
    </mrow>
    <annotation encoding="StarMath 5.0">a + bi</annotation>
  </semantics>
</math>
</file>

<file path=Object 19/content.xml><?xml version="1.0" encoding="utf-8"?>
<math xmlns="http://www.w3.org/1998/Math/MathML" display="block">
  <semantics>
    <mrow>
      <mrow>
        <mrow>
          <mi>a</mi>
          <mo stretchy="false">+</mo>
          <mi mathvariant="italic">bi</mi>
        </mrow>
        <mo stretchy="false">=</mo>
        <mrow>
          <mi>c</mi>
          <mo stretchy="false">+</mo>
          <mi mathvariant="italic">di</mi>
        </mrow>
      </mrow>
      <mtext> if </mtext>
      <mrow>
        <mi>a</mi>
        <mo stretchy="false">=</mo>
        <mi>c</mi>
      </mrow>
      <mtext> and </mtext>
      <mrow>
        <mi>b</mi>
        <mo stretchy="false">=</mo>
        <mi>d</mi>
      </mrow>
    </mrow>
    <annotation encoding="StarMath 5.0">a + bi = c + di " if " a = c " and " b = d</annotation>
  </semantics>
</math>
</file>

<file path=Object 2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{ 2 } + bx + c = 0</annotation>
  </semantics>
</math>
</file>

<file path=Object 3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 b^{ 2 }-4ac } } over{ 2a }</annotation>
  </semantics>
</math>
</file>

<file path=Object 4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{ 2 }-4ac</annotation>
  </semantics>
</math>
</file>

<file path=Object 5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c</mi>
        <mo stretchy="false">+</mo>
        <mi>c</mi>
      </mrow>
      <mo stretchy="false">=</mo>
      <mn>0</mn>
    </mrow>
    <annotation encoding="StarMath 5.0">ax^{ 2 } + bc + c = 0</annotation>
  </semantics>
</math>
</file>

<file path=Object 6/content.xml><?xml version="1.0" encoding="utf-8"?>
<math xmlns="http://www.w3.org/1998/Math/MathML" display="block">
  <semantics>
    <mrow>
      <mi mathvariant="normal">α</mi>
      <mtext>and</mtext>
      <mi mathvariant="normal">β</mi>
      <mtext>then</mtext>
      <mrow>
        <mrow>
          <mi mathvariant="normal">α</mi>
          <mo stretchy="false">+</mo>
          <mi mathvariant="normal">β</mi>
        </mrow>
        <mo stretchy="false">=</mo>
        <mrow>
          <mo stretchy="false">−</mo>
          <mfrac>
            <mi>b</mi>
            <mi>a</mi>
          </mfrac>
        </mrow>
      </mrow>
      <mtext>and</mtext>
      <mi mathvariant="normal">α</mi>
      <mrow>
        <mi mathvariant="normal">β</mi>
        <mo stretchy="false">=</mo>
        <mfrac>
          <mi>c</mi>
          <mi>a</mi>
        </mfrac>
      </mrow>
    </mrow>
    <annotation encoding="StarMath 5.0">%alpha "and" %beta "then" %alpha + %beta = -{{ b } over{ a }} "and" %alpha %beta = { c } over { a 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k</mi>
          <mi>x</mi>
        </mfrac>
      </mrow>
    </mrow>
    <annotation encoding="StarMath 5.0">f( x ) = { k } over { x }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  <mi mathvariant="italic">odd</mi>
        </msup>
        <mo stretchy="false">=</mo>
        <mrow>
          <mo fence="true" stretchy="false">(</mo>
          <mrow>
            <mtext>-</mtext>
          </mrow>
          <mo fence="true" stretchy="false">)</mo>
        </mrow>
      </mrow>
      <mtext>while</mtext>
      <mrow>
        <msup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  <mi mathvariant="italic">even</mi>
        </msup>
        <mo stretchy="false">=</mo>
        <mrow>
          <mo fence="true" stretchy="false">(</mo>
          <mrow>
            <mtext>+</mtext>
          </mrow>
          <mo fence="true" stretchy="false">)</mo>
        </mrow>
      </mrow>
    </mrow>
    <annotation encoding="StarMath 5.0">( -x )^{ odd } = ( "-" ) "while" ( -x )^{ even } = ( "+" )</annotation>
  </semantics>
</math>
</file>

<file path=Object 9/content.xml><?xml version="1.0" encoding="utf-8"?>
<math xmlns="http://www.w3.org/1998/Math/MathML" display="block">
  <semantics>
    <mrow>
      <msub>
        <mi>log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i>c</mi>
      </mrow>
      <mi mathvariant="normal">:</mi>
      <mrow>
        <msup>
          <mi>a</mi>
          <mi>c</mi>
        </msup>
        <mo stretchy="false">=</mo>
        <mi>b</mi>
      </mrow>
    </mrow>
    <annotation encoding="StarMath 5.0">log_{ a }( b ) = c: a^{ c } = b</annotation>
  </semantics>
</math>
</file>